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Standard">
      <style:text-properties officeooo:rsid="010ef2d3" officeooo:paragraph-rsid="010ef2d3"/>
    </style:style>
    <style:style style:name="P80" style:family="paragraph" style:parent-style-name="Standard">
      <style:text-properties officeooo:rsid="01189876" officeooo:paragraph-rsid="01189876"/>
    </style:style>
    <style:style style:name="P81" style:family="paragraph" style:parent-style-name="Standard">
      <style:text-properties officeooo:rsid="011d26d7" officeooo:paragraph-rsid="011d26d7"/>
    </style:style>
    <style:style style:name="P82" style:family="paragraph" style:parent-style-name="Standard">
      <style:text-properties officeooo:paragraph-rsid="011d26d7"/>
    </style:style>
    <style:style style:name="P83" style:family="paragraph" style:parent-style-name="Standard">
      <style:text-properties officeooo:rsid="0120b7cc" officeooo:paragraph-rsid="0120b7cc"/>
    </style:style>
    <style:style style:name="P84" style:family="paragraph" style:parent-style-name="Standard">
      <style:text-properties officeooo:paragraph-rsid="0120b7cc"/>
    </style:style>
    <style:style style:name="P85" style:family="paragraph" style:parent-style-name="Preformatted_20_Text" style:list-style-name="L1"/>
    <style:style style:name="P8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8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8" style:family="paragraph" style:parent-style-name="Preformatted_20_Text" style:list-style-name="L1">
      <style:paragraph-properties style:writing-mode="lr-tb"/>
    </style:style>
    <style:style style:name="P89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90" style:family="paragraph" style:parent-style-name="Standard">
      <style:text-properties officeooo:rsid="0122f334" officeooo:paragraph-rsid="0122f334"/>
    </style:style>
    <style:style style:name="P91" style:family="paragraph" style:parent-style-name="Standard">
      <style:text-properties officeooo:rsid="0128b29b" officeooo:paragraph-rsid="0128b29b"/>
    </style:style>
    <style:style style:name="P92" style:family="paragraph" style:parent-style-name="Text_20_body" style:list-style-name="L1"/>
    <style:style style:name="P9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 fo:background-color="#282c34" loext:char-shading-value="0"/>
    </style:style>
    <style:style style:name="T125" style:family="text">
      <style:text-properties fo:color="#61afef" loext:opacity="100%" style:font-name="Consolas" fo:font-size="10.5pt" fo:font-weight="normal"/>
    </style:style>
    <style:style style:name="T126" style:family="text">
      <style:text-properties fo:color="#61afef" loext:opacity="100%" style:font-name="Consolas" fo:font-size="10.5pt" fo:font-weight="normal" fo:background-color="#282c34" loext:char-shading-value="0"/>
    </style:style>
    <style:style style:name="T127" style:family="text">
      <style:text-properties officeooo:rsid="00c3ed0c"/>
    </style:style>
    <style:style style:name="T128" style:family="text">
      <style:text-properties officeooo:rsid="00c93550"/>
    </style:style>
    <style:style style:name="T129" style:family="text">
      <style:text-properties fo:color="#c678dd" loext:opacity="100%" style:font-name="Consolas" fo:font-size="10.5pt" fo:font-weight="normal"/>
    </style:style>
    <style:style style:name="T130" style:family="text">
      <style:text-properties fo:color="#c678dd" loext:opacity="100%" style:font-name="Consolas" fo:font-size="10.5pt" fo:font-weight="normal" fo:background-color="#282c34" loext:char-shading-value="0"/>
    </style:style>
    <style:style style:name="T131" style:family="text">
      <style:text-properties officeooo:rsid="00b9bcf8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28e6d"/>
    </style:style>
    <style:style style:name="T153" style:family="text">
      <style:text-properties officeooo:rsid="00e545d9"/>
    </style:style>
    <style:style style:name="T154" style:family="text">
      <style:text-properties officeooo:rsid="00e57877"/>
    </style:style>
    <style:style style:name="T155" style:family="text">
      <style:text-properties officeooo:rsid="00e602f9"/>
    </style:style>
    <style:style style:name="T156" style:family="text">
      <style:text-properties officeooo:rsid="00e7ad5a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fo:color="#e5c07b" loext:opacity="100%" style:font-name="Consolas" fo:font-size="10.5pt" fo:font-weight="normal" fo:background-color="#282c34" loext:char-shading-value="0"/>
    </style:style>
    <style:style style:name="T176" style:family="text">
      <style:text-properties officeooo:rsid="00fb6413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8e2fb"/>
    </style:style>
    <style:style style:name="T182" style:family="text">
      <style:text-properties officeooo:rsid="010a2a15"/>
    </style:style>
    <style:style style:name="T183" style:family="text">
      <style:text-properties officeooo:rsid="010ae3c4"/>
    </style:style>
    <style:style style:name="T184" style:family="text">
      <style:text-properties officeooo:rsid="010c448e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0f2911"/>
    </style:style>
    <style:style style:name="T189" style:family="text">
      <style:text-properties officeooo:rsid="010fde0d"/>
    </style:style>
    <style:style style:name="T190" style:family="text">
      <style:text-properties officeooo:rsid="0111307a"/>
    </style:style>
    <style:style style:name="T191" style:family="text">
      <style:text-properties officeooo:rsid="011253a1"/>
    </style:style>
    <style:style style:name="T192" style:family="text">
      <style:text-properties officeooo:rsid="0112c08d"/>
    </style:style>
    <style:style style:name="T193" style:family="text">
      <style:text-properties officeooo:rsid="01136fe4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26d7"/>
    </style:style>
    <style:style style:name="T200" style:family="text">
      <style:text-properties officeooo:rsid="011d9309"/>
    </style:style>
    <style:style style:name="T201" style:family="text">
      <style:text-properties officeooo:rsid="011f47ea"/>
    </style:style>
    <style:style style:name="T202" style:family="text">
      <style:text-properties officeooo:rsid="0120b7cc"/>
    </style:style>
    <style:style style:name="T203" style:family="text">
      <style:text-properties officeooo:rsid="0120f518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92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92"><text:span text:style-name="Strong_20_Emphasis">Edite o arquivo de configuração</text:span> para incluir um virtual host específico para o projeto. Por exemplo, adicione algo assim:</text:p>
          <text:p text:style-name="P86"><text:span text:style-name="Source_20_Text">&lt;VirtualHost *:80&gt;</text:span></text:p>
          <text:p text:style-name="P88"><text:span text:style-name="Source_20_Text"><text:s text:c="4"/>DocumentRoot "C:/laragon/www/joão ribeiro/Laravel 11 Framework, Ecossistema e Projetos Web/notes/public"</text:span></text:p>
          <text:p text:style-name="P88"><text:span text:style-name="Source_20_Text"><text:s text:c="4"/>ServerName notes.test</text:span></text:p>
          <text:p text:style-name="P88"><text:span text:style-name="Source_20_Text"><text:s text:c="4"/>&lt;Directory "C:/laragon/www/joão ribeiro/Laravel 11 Framework, Ecossistema e Projetos Web/notes/public"&gt;</text:span></text:p>
          <text:p text:style-name="P88"><text:span text:style-name="Source_20_Text"><text:s text:c="8"/>AllowOverride All</text:span></text:p>
          <text:p text:style-name="P88"><text:span text:style-name="Source_20_Text"><text:s text:c="8"/>Require all granted</text:span></text:p>
          <text:p text:style-name="P88"><text:span text:style-name="Source_20_Text"><text:s text:c="4"/>&lt;/Directory&gt;</text:span></text:p>
          <text:p text:style-name="P89"><text:span text:style-name="Source_20_Text">&lt;/VirtualHost&gt;</text:span></text:p>
        </text:list-item>
        <text:list-item>
          <text:p text:style-name="P92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93">Abra o arquivo <text:span text:style-name="Source_20_Text">C:\Windows\System32\drivers\etc\hosts</text:span> como administrador.</text:p>
            </text:list-item>
            <text:list-item>
              <text:p text:style-name="P92">Adicione a linha abaixo no final do arquivo:</text:p>
              <text:p text:style-name="P85">Copiar código</text:p>
              <text:p text:style-name="P87"><text:span text:style-name="Source_20_Text">127.0.0.1 notes.test</text:span></text:p>
            </text:list-item>
          </text:list>
        </text:list-item>
        <text:list-item>
          <text:p text:style-name="P92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7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5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1"><text:tab/></text:span><text:span text:style-name="T128">Ex: </text:span><text:span text:style-name="T130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9">@enderror</text:span></text:p>
      <text:p text:style-name="P54"/>
      <text:p text:style-name="P61">46-<text:span text:style-name="T132">definir textos personalizados para erros de validação </text:span></text:p>
      <text:p text:style-name="P61">-<text:span text:style-name="T133">apresentado uma maneira de definir dentro do validate() do laravel, um 2º array o qual será <text:tab/>possível personalizar as mensagens de erro para cada e qual tipo de validação. </text:span></text:p>
      <text:p text:style-name="P62"><text:span text:style-name="T128"><text:tab/></text:span><text:span text:style-name="T133">Ex: </text:span><text:span text:style-name="T117">$request</text:span><text:span text:style-name="T130">-&gt;</text:span><text:span text:style-name="T126">validate</text:span><text:span text:style-name="T115">(</text:span></text:p>
      <text:p text:style-name="P56">            <text:span text:style-name="T134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9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9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4">//error message</text:span></text:p>
      <text:p text:style-name="P56">            <text:span text:style-name="T120">'text_username.required'</text:span><text:span text:style-name="T122"> </text:span><text:span text:style-name="T129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9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9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9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9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5">vamos criar uma base de dados </text:span></text:p>
      <text:p text:style-name="P64">-<text:span text:style-name="T136">preparando o projeto para se conectar com base de dados MySql </text:span></text:p>
      <text:p text:style-name="P64">-<text:span text:style-name="T137">criado uma base de dados localhost, a senha é a padrão de tudo, dentro, um banco de dados <text:tab/>chamado laravel_notes </text:span></text:p>
      <text:p text:style-name="P64">-<text:span text:style-name="T137">criado usuario com acesso</text:span></text:p>
      <text:p text:style-name="P64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4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1">introdução às Migrations </text:span></text:p>
      <text:p text:style-name="P66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6">-<text:span text:style-name="T144">Cada tabela a ser criada, precisa da sua própria Migration </text:span></text:p>
      <text:p text:style-name="P66">-<text:span text:style-name="T145">Ex de comando artisan padrão para criar uma migration: php artisan make:migration <text:tab/>create_users_table</text:span></text:p>
      <text:p text:style-name="P66">-<text:span text:style-name="T146">gerado o arquivo da migration, ela é dividida em 2 funções: up e down </text:span></text:p>
      <text:p text:style-name="P66"><text:tab/><text:span text:style-name="T146">up: serve para determinar ali, o que será criado de coluna quando subir a migration </text:span></text:p>
      <text:p text:style-name="P66"><text:tab/><text:span text:style-name="T146">down: determina o que será revertido quando executar o comando rollback </text:span></text:p>
      <text:p text:style-name="P66">-<text:span text:style-name="T147">definido as estruturas das tabelas, resta rodar as migration para atualizar a estrutura delas na base <text:tab/>de dados: php artisan migrate</text:span></text:p>
      <text:p text:style-name="P66">-<text:span text:style-name="T148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9">A Seeds é uma class que permite popular uma tabela de dados já criado (dados fakes ou não)</text:span></text:p>
      <text:p text:style-name="P67">-<text:span text:style-name="T150">Ex: php artisan make:seeder UsersTableSeeder</text:span></text:p>
      <text:p text:style-name="P67">-<text:span text:style-name="T151">dentro do método run() do arquivo Seeder criado, insere-se os dados que irão ser enviados para a <text:tab/>base de </text:span><text:span text:style-name="T153">d</text:span><text:span text:style-name="T151">ados quando a seeder for rodada via artisan</text:span></text:p>
      <text:p text:style-name="P67">-<text:span text:style-name="T152">Comando para rodar o Seeder específico criado: php artisan db:seed UsersTableSeeder </text:span></text:p>
      <text:p text:style-name="P67"/>
      <text:p text:style-name="P68">50-<text:span text:style-name="T154">Introdução aos Models </text:span></text:p>
      <text:p text:style-name="P68">-<text:span text:style-name="T156">É uma class, </text:span><text:span text:style-name="T155">relacionado a camada de dados, a quais tabelas e quais colunas o seu conteudo pode <text:tab/>ser manipulado pelo controller.</text:span></text:p>
      <text:p text:style-name="P68">-<text:span text:style-name="T157">criando uma model via artisan: php artisan make:model User <text:s/></text:span></text:p>
      <text:p text:style-name="P68">-<text:span text:style-name="T157">sempre um nome(sem nome composto), sempre no singular </text:span></text:p>
      <text:p text:style-name="P68">-<text:span text:style-name="T158">dentro da model </text:span></text:p>
      <text:p text:style-name="P68"><text:tab/><text:span text:style-name="T158">HasFactory: é um trait de PHP, </text:span><text:span text:style-name="T159">serve para criar factory dos modelos </text:span></text:p>
      <text:p text:style-name="P68">-<text:span text:style-name="T160">as classes das models podem ser chamadas em um Controller para se instanciar essas classes em <text:tab/>variáveis</text:span></text:p>
      <text:p text:style-name="P68"/>
      <text:p text:style-name="P69">51-<text:span text:style-name="T161">autenticação básica de Users </text:span></text:p>
      <text:p text:style-name="P69">-<text:span text:style-name="T162">criada toda lógica de enviar dados para tentativa de login, fazendo analise antes de se o username e <text:tab/>senha são as mesmas que estão na tabela (foram preenchidos com seeder);</text:span></text:p>
      <text:p text:style-name="P69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69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69"/>
      <text:p text:style-name="P70">52-<text:span text:style-name="T165">Efetuando o logout </text:span></text:p>
      <text:p text:style-name="P70">-<text:span text:style-name="T166">foram apresentados facades e métodos nativos do laravel para deslogar </text:span></text:p>
      <text:p text:style-name="P70">-<text:span text:style-name="T166">session() referente ao dados de sessão de um usuário logado </text:span></text:p>
      <text:p text:style-name="P70">-<text:span text:style-name="T166">forget() refere-se a perder os dados de sessão, espera o parâmetro do que será perdido </text:span></text:p>
      <text:p text:style-name="P70">-<text:span text:style-name="T166">maneira mais recomendada, usar a class Auth do laravel e seu método nativo logout() </text:span></text:p>
      <text:p text:style-name="P70"><text:tab/><text:span text:style-name="T166">ex: Auth::logout()</text:span></text:p>
      <text:p text:style-name="P70"/>
      <text:p text:style-name="P71">53-<text:span text:style-name="T167">Fluxo normal de um sistema de autenticação </text:span></text:p>
      <text:p text:style-name="P71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1"/>
      <text:p text:style-name="P72">54-<text:span text:style-name="T171">introdução as Middleware </text:span></text:p>
      <text:p text:style-name="P72">-<text:span text:style-name="T172">Serve como uma verificação, se passar pela verificação, determinada route com este middleware <text:tab/>pode ser acessada, ela faz um meio de campo.</text:span></text:p>
      <text:p text:style-name="P72">-<text:span text:style-name="T173">Criando um middleware via artisan: </text:span></text:p>
      <text:p text:style-name="P72"><text:tab/>php artisan make:middleware CheckIsLogged <text:s/></text:p>
      <text:p text:style-name="P72">-<text:span text:style-name="T174">Criado um grupo de middleware: </text:span></text:p>
      <text:p text:style-name="P73"><text:span text:style-name="T176"><text:tab/></text:span><text:span text:style-name="T175">Route</text:span><text:span text:style-name="T130">::</text:span><text:span text:style-name="T126">middleware</text:span><text:span text:style-name="T115">([</text:span><text:span text:style-name="T175">CheckIsLogged</text:span><text:span text:style-name="T130">::class</text:span><text:span text:style-name="T115">])</text:span><text:span text:style-name="T130">-&gt;</text:span><text:span text:style-name="T126">group</text:span><text:span text:style-name="T115">(</text:span><text:span text:style-name="T130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7">criando middleware para verificar se usuário NÃO está logado </text:span></text:p>
      <text:p text:style-name="P75"/>
      <text:p text:style-name="P76">56-<text:span text:style-name="T178">criar a página inicial </text:span></text:p>
      <text:p text:style-name="P76">-<text:span text:style-name="T179">usado o template pronto da view ‘home’ para a route ‘/’</text:span></text:p>
      <text:p text:style-name="P76"/>
      <text:p text:style-name="P77">57-<text:span text:style-name="T180">Dados de User, named Routes e Logout </text:span></text:p>
      <text:p text:style-name="P77">-<text:span text:style-name="T184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1">dar nomes as routes: </text:span></text:p>
      <text:p text:style-name="P77"><text:tab/><text:span text:style-name="T182">Usa o método name(‘nome da route’); assim define como se fosse um alias para a route. </text:span></text:p>
      <text:p text:style-name="P77">-<text:span text:style-name="T183">usar as routes pelo name, dentro das views </text:span></text:p>
      <text:p text:style-name="P77"><text:tab/><text:span text:style-name="T183">dentro de uma a href, usa dentro de {{route(‘nome da route’)}}</text:span></text:p>
      <text:p text:style-name="P77"/>
      <text:p text:style-name="P78">58-<text:span text:style-name="T185">Barra de topo para todas as views </text:span></text:p>
      <text:p text:style-name="P78">-<text:span text:style-name="T186">conteúdo do top bar foi inserido a uma views dedicada (top_bar.blade.php) </text:span></text:p>
      <text:p text:style-name="P78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7">A vantagem é que, caso algo tenha de ser alterado no top_bar, basta alterar na matriz <text:tab/>(componente), assim, altera para todos que usem ele por @include()</text:span></text:p>
      <text:p text:style-name="P78"/>
      <text:p text:style-name="P79"><text:soft-page-break/>59-carregando as notas do User logado </text:p>
      <text:p text:style-name="P79">-<text:span text:style-name="T190">cada model do eloquent representa uma tabela na base de dados</text:span></text:p>
      <text:p text:style-name="P79">-<text:span text:style-name="T192">quando tem uma chave primária, como na User, <text:s/>significa que só existem 1 ID para cada usuário</text:span></text:p>
      <text:p text:style-name="P79">-<text:span text:style-name="T193">o mesmo na tabela de notes, cada notes tem seu ID único</text:span></text:p>
      <text:p text:style-name="P79">-<text:span text:style-name="T188">relacionamento com Eloquent ORM </text:span></text:p>
      <text:p text:style-name="P79"><text:tab/><text:span text:style-name="T189">ex: para 1 User </text:span><text:span text:style-name="T190">pode ter</text:span><text:span text:style-name="T189"> várias notes / </text:span><text:span text:style-name="T191">1 para muito</text:span><text:span text:style-name="T189"> </text:span><text:span text:style-name="T190">(</text:span><text:span text:style-name="T191">One to many</text:span><text:span text:style-name="T190">)</text:span></text:p>
      <text:p text:style-name="P79"><text:tab/><text:tab/><text:span text:style-name="T194">tendo o id de User e user_id de notes, onde o id do user pode ir em várias linhas da <text:tab/><text:tab/><text:tab/>tabela notes, na coluna user_id</text:span></text:p>
      <text:p text:style-name="P79">-<text:span text:style-name="T195">fazendo o relacionamento entre User e Note </text:span></text:p>
      <text:p text:style-name="P79"><text:tab/><text:span text:style-name="T195">na model User faz o hasMany() , tem muitos, 1 User pode ocorrer em várias linhas de Note</text:span></text:p>
      <text:p text:style-name="P79"><text:tab/><text:span text:style-name="T196">na model Note faz o belongTo() , pertence a, significa que recebe dados de User </text:span></text:p>
      <text:p text:style-name="P79"/>
      <text:p text:style-name="P80">60-<text:span text:style-name="T197">apresentando as notas do User logado </text:span></text:p>
      <text:p text:style-name="P80">-<text:span text:style-name="T198">os dados retornados de notes para a view home, foram colocados dentro dos seus campos <text:tab/>dinamicamente, usando a diretiba do blade com {{ $array[‘dado’]}}</text:span></text:p>
      <text:p text:style-name="P80">-<text:span text:style-name="T198">foi também criado uma view dedicada aos dados iterados por foreach, e incluídas na home usando <text:tab/>a diretiva @include(‘nome da view’)</text:span></text:p>
      <text:p text:style-name="P80"/>
      <text:p text:style-name="P81">61-Formatando a data de criação e botões de ação </text:p>
      <text:p text:style-name="P81">-<text:span text:style-name="T200">na view note, foi editada o formata da data de created_at, usando metodos antigos do php, date() e <text:tab/>strtotime()</text:span></text:p>
      <text:p text:style-name="P81">-<text:span text:style-name="T201">usando métodos de encriptação direito no href, para não exibir na url o id do item editado ou <text:tab/>deletado, exibindo lá, um dado completamente criptografado.</text:span></text:p>
      <text:p text:style-name="P82"><text:span text:style-name="T199"><text:tab/></text:span><text:span text:style-name="T201">Ex: </text:span><text:span text:style-name="T119">href</text:span><text:span text:style-name="T115">=</text:span><text:span text:style-name="T121">"/edit/</text:span><text:span text:style-name="T124">{{</text:span><text:span text:style-name="T175">Crypt</text:span><text:span text:style-name="T130">::</text:span><text:span text:style-name="T126">encrypt</text:span><text:span text:style-name="T121">(</text:span><text:span text:style-name="T117">$note</text:span><text:span text:style-name="T121">['id'])</text:span><text:span text:style-name="T124">}}</text:span><text:span text:style-name="T121">"</text:span></text:p>
      <text:p text:style-name="P81"/>
      <text:p text:style-name="P83">62-capturando e validando Ids encriptados </text:p>
      <text:p text:style-name="P83">-<text:span text:style-name="T203">foram criadas route de get para edit e delete de notes </text:span></text:p>
      <text:p text:style-name="P83">-<text:span text:style-name="T203">foram criadas a function de editNote e deleteNote, usando a classe Crypt para usar o seu método <text:tab/>decrypt para descriptografar o id que veio da view criptografado.</text:span></text:p>
      <text:p text:style-name="P84"><text:span text:style-name="T202"><text:tab/><text:tab/></text:span><text:span text:style-name="T204">Ex: </text:span><text:span text:style-name="T117">$id</text:span><text:span text:style-name="T115"> </text:span><text:span text:style-name="T130">=</text:span><text:span text:style-name="T115"> </text:span><text:span text:style-name="T175">Crypt</text:span><text:span text:style-name="T130">::</text:span><text:span text:style-name="T126">decrypt</text:span><text:span text:style-name="T115">(</text:span><text:span text:style-name="T117">$id</text:span><text:span text:style-name="T115">);</text:span></text:p>
      <text:p text:style-name="P83"/>
      <text:p text:style-name="P90">63-<text:span text:style-name="T205">Vamos optimizar o código </text:span></text:p>
      <text:p text:style-name="P90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90"/>
      <text:p text:style-name="P91">64-</text:p>
      <text:p text:style-name="P80"/>
      <text:p text:style-name="P79"><text:tab/></text:p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><text:soft-page-break/></text:p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30T18:44:31.372000000</dc:date>
    <meta:editing-duration>P1DT3H49M4S</meta:editing-duration>
    <meta:editing-cycles>270</meta:editing-cycles>
    <meta:generator>LibreOffice/24.2.3.2$Windows_X86_64 LibreOffice_project/433d9c2ded56988e8a90e6b2e771ee4e6a5ab2ba</meta:generator>
    <meta:document-statistic meta:table-count="0" meta:image-count="0" meta:object-count="0" meta:page-count="10" meta:paragraph-count="276" meta:word-count="3042" meta:character-count="19762" meta:non-whitespace-character-count="16393"/>
  </office:meta>
</office:document-meta>
</file>